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d'une_direction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table:style-name="ce2"/>
          <table:table-cell office:value-type="string" table:style-name="ce3">
            <text:p>Vérification des formes de victoires et défaites, ainsi que du comportement des pommes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table:style-name="ce2"/>
          <table:table-cell office:value-type="string" table:style-name="ce3">
            <text:p>le serpent se déplace dans la direction tapée au clavier, doite initial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5">
            <text:p>Étapes de test à effectuer</text:p>
          </table:table-cell>
          <table:table-cell table:style-name="ce5"/>
          <table:table-cell office:value-type="string" table:style-name="ce3">
            <text:p>conditions victoires/defaites, collision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victoire</text:p>
          </table:table-cell>
          <table:table-cell office:value-type="string" table:style-name="ce9">
            <text:p>le seprent à mangé 10 pommes sans subir de collisions</text:p>
          </table:table-cell>
          <table:table-cell office:value-type="string" table:style-name="ce10">
            <text:p>le jeu s'arrete et le message "Vous avez gagné. Félicitations !" apparai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11">
            <text:p>collision bordure</text:p>
          </table:table-cell>
          <table:table-cell office:value-type="string" table:style-name="ce9">
            <text:p>le jeu doit s'arrêter avec un message bien choisit</text:p>
          </table:table-cell>
          <table:table-cell office:value-type="string" table:style-name="ce10">
            <text:p>le jeu s'arrete et le message "Collision détectée. Vous avez perdu." apparai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11">
            <text:p>collision pavé</text:p>
          </table:table-cell>
          <table:table-cell office:value-type="string" table:style-name="ce9">
            <text:p>le jeu doit s'arrêter avec un message bien choisit</text:p>
          </table:table-cell>
          <table:table-cell office:value-type="string" table:style-name="ce10">
            <text:p>le jeu s'arrete et le message "Collision détectée. Vous avez perdu." apparai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11">
            <text:p>collision avec lui-même</text:p>
          </table:table-cell>
          <table:table-cell office:value-type="string" table:style-name="ce9">
            <text:p>le jeu doit s'arrêter avec un message bien choisit</text:p>
          </table:table-cell>
          <table:table-cell office:value-type="string" table:style-name="ce10">
            <text:p>le jeu s'arrete et le message "Vous avez déclaré forfait. Dommage !" apparai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1">
            <text:p><text:s/>caractère 'a'</text:p>
          </table:table-cell>
          <table:table-cell office:value-type="string" table:style-name="ce9">
            <text:p>le jeu doit s'arrêter avec un message bien choisit</text:p>
          </table:table-cell>
          <table:table-cell office:value-type="string" table:style-name="ce10">
            <text:p>le jeu s'arrete et le message "Vous avez gagné. Félicitations !" apparai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11">
            <text:p>le serpent s'aggrandit</text:p>
          </table:table-cell>
          <table:table-cell office:value-type="string" table:style-name="ce9">
            <text:p>si le seprent mange une pomme, sa queue doit s'aggrandir d'1 caractère</text:p>
          </table:table-cell>
          <table:table-cell office:value-type="string" table:style-name="ce10">
            <text:p>le jeu continue et la queue du serpent est allongé d'un caractère 'X' supplémentaire et ce à chaque pomme mangé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7</text:p>
          </table:table-cell>
          <table:table-cell office:value-type="string" table:style-name="ce11">
            <text:p>le serpent accélère</text:p>
          </table:table-cell>
          <table:table-cell office:value-type="string" table:style-name="ce9">
            <text:p>si le serpent mange une pomme, sa vitesse doit augmenter</text:p>
          </table:table-cell>
          <table:table-cell office:value-type="string" table:style-name="ce12">
            <text:p>le jeu continue et sa vitesse augmente légèrement et ce à chaque pomme mangé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1">
            <text:p>le serpent ne s'aggrandit pas</text:p>
          </table:table-cell>
          <table:table-cell office:value-type="string" table:style-name="ce9">
            <text:p>si le serpent ne mange pas de pomme, sa taille doit rester la même et ce tant qu'il ne mange pas de pomme</text:p>
          </table:table-cell>
          <table:table-cell office:value-type="string" table:style-name="ce10">
            <text:p>le jeu continue et le seprent progresse dans la dernière direction donnée au clavier sans que sa taille ne chang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11">
            <text:p>le serpent accélère</text:p>
          </table:table-cell>
          <table:table-cell office:value-type="string" table:style-name="ce9">
            <text:p>si le serpent ne mange pas de pomme, sa vitesse doit rester la même et ce tant qu'il ne mange pas de pomme</text:p>
          </table:table-cell>
          <table:table-cell office:value-type="string" table:style-name="ce10">
            <text:p>le jeu continue et le seprent progresse dans la dernière direction donnée au clavier sans que sa vitesse ne chang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number-rows-repeated="3" table:style-name="ro5">
          <table:table-cell table:style-name="ce8"/>
          <table:table-cell table:number-columns-repeated="2" table:style-name="ce13"/>
          <table:table-cell table:number-columns-repeated="2" table:style-name="ce14"/>
          <table:table-cell table:number-columns-repeated="16379"/>
        </table:table-row>
        <table:table-row table:style-name="ro5">
          <table:table-cell table:style-name="ce14"/>
          <table:table-cell table:number-columns-repeated="2" table:style-name="ce13"/>
          <table:table-cell table:number-columns-repeated="2" table:style-name="ce14"/>
          <table:table-cell table:number-columns-repeated="16379"/>
        </table:table-row>
        <table:table-row table:number-rows-repeated="1048557" table:style-name="ro6">
          <table:table-cell table:number-columns-repeated="16384"/>
        </table:table-row>
        <table:table-row table:style-name="ro5">
          <table:table-cell table:number-columns-repeated="4"/>
          <table:table-cell table:style-name="ce10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Arthur CHAUVEL</dc:creator>
    <meta:creation-date>2017-10-20T23:41:04Z</meta:creation-date>
    <dc:date>2024-11-24T17:12:49Z</dc:date>
    <meta:editing-cycles>18</meta:editing-cycles>
    <meta:editing-duration>PT3720S</meta:editing-duration>
  </office:meta>
</office:document-meta>
</file>